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o Barony Or Not To Barony</text:span> meeting.</text:p>
      <text:p text:style-name="Standard">Weds, Sept 4, 2019. Attendees<text:bookmark text:name="_GoBack"/>– Robert, Cordelia, Siobhan, Gerhard, Orlaithe. Absent – Linette (excused)</text:p>
      <text:p text:style-name="Standard">We looked at the East Kingdom Rules re: Barony, requirements include</text:p>
      <text:p text:style-name="Standard"><text:tab/>25 paid members</text:p>
      <text:p text:style-name="Standard"><text:tab/>Ceremonial head</text:p>
      <text:p text:style-name="Standard"><text:tab/>Can sponsor cantons, colleges, strongholds</text:p>
      <text:p text:style-name="Standard"><text:tab/>Need office positions, which we all currently have and are filled</text:p>
      <text:p text:style-name="Standard"><text:tab/>Can sponsor insipient shires</text:p>
      <text:p text:style-name="Standard"><text:tab/>Can bestow barony awards</text:p>
      <text:p text:style-name="Standard">What O/H must do – responsibilities</text:p>
      <text:p text:style-name="Standard"><text:tab/>Hold events/activities</text:p>
      <text:p text:style-name="Standard"><text:tab/>Sponsor subgroups if asked</text:p>
      <text:p text:style-name="Standard"><text:tab/>Travel for Baron/Baroness – to other kingdom events</text:p>
      <text:p text:style-name="Standard">What need to do before becoming Barony</text:p>
      <text:p text:style-name="Standard"><text:tab/>Create awards</text:p>
      <text:p text:style-name="Standard"><text:tab/>Train adequate staff for events, burn-out, responsibilities</text:p>
      <text:p text:style-name="Standard"><text:tab/>Create acoutremental regalia</text:p>
      <text:p text:style-name="Standard"><text:tab/>Write charter/update Shire By-Laws</text:p>
      <text:p text:style-name="Standard">Advantages to becoming Barony</text:p>
      <text:p text:style-name="Standard"><text:tab/>Restructure to help with burn-out in leadership</text:p>
      <text:p text:style-name="Standard"><text:tab/>Pomp and Ceremony<text:tab/></text:p>
      <text:p text:style-name="Standard"><text:tab/><text:tab/>Give awards in timely basis since seldom get Royalty to our area</text:p>
      <text:p text:style-name="Standard"><text:tab/><text:tab/>Create our own awards (possibly create them around the theme of Owls)</text:p>
      <text:p text:style-name="Standard"><text:tab/><text:tab/>Recognize members who are doing above and beyond expectations</text:p>
      <text:p text:style-name="Standard"><text:tab/>Politics – more clout</text:p>
      <text:p text:style-name="Standard"><text:soft-page-break/>Advantages to B.</text:p>
      <text:p text:style-name="Standard"><text:tab/>Get more people and involvement</text:p>
      <text:p text:style-name="Standard"><text:tab/>Can hold our own Court</text:p>
      <text:p text:style-name="Standard"><text:tab/>Should have Royalty occasionally since there will be Investutures</text:p>
      <text:p text:style-name="Standard">Disadvantages to becoming Barony</text:p>
      <text:p text:style-name="Standard"><text:tab/>Enough people to serve in positions needed to back up the Barony</text:p>
      <text:p text:style-name="Standard"><text:tab/>Need to have activities</text:p>
      <text:p text:style-name="Standard"><text:tab/>Political Clout (can be negative as well as positive)</text:p>
      <text:p text:style-name="Standard"><text:tab/>Increased work to be Barony</text:p>
      <text:p text:style-name="Standard"><text:tab/><text:tab/>Regalia</text:p>
      <text:p text:style-name="Standard"><text:tab/><text:tab/>Encampment at Pennsic</text:p>
      <text:p text:style-name="Standard"><text:tab/>More political responsibility</text:p>
      <text:p text:style-name="Standard"><text:span text:style-name="T1">To Do List for Next Meeting: <text:s/></text:span>October 23, 2019</text:p>
      <text:p text:style-name="Standard">Contact other baronies to gain insights from them</text:p>
      <text:p text:style-name="Standard"><text:tab/>Buckland Cross – Gerhard</text:p>
      <text:p text:style-name="Standard"><text:tab/>Bakhail – Orlaithe</text:p>
      <text:p text:style-name="Standard"><text:tab/>Quintavia – Robert</text:p>
      <text:p text:style-name="Standard"><text:tab/>Gleann Abhann/Axe Moor – Cordeli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To Barony Or Not To Be. <text:s text:c="55"/></text:p>
      <text:p text:style-name="Standard">Meeting 10/30/19</text:p>
      <text:p text:style-name="Standard">Present – Linette, Cordelia, Orlaithe. Excused – Siobhan, Gerhard</text:p>
      <text:p text:style-name="Standard">Reviewed information from:</text:p>
      <text:p text:style-name="Standard"><text:tab/>Linette – information from Kingdom Seneschal</text:p>
      <text:p text:style-name="Standard"><text:tab/><text:tab/>Cannot hold offices when running for Baron/Baroness</text:p>
      <text:p text:style-name="Standard"><text:tab/><text:tab/>Limited information given in Kingdom Law. Need to find out what is really required to <text:tab/><text:tab/><text:tab/>“get ducks in a row.” She has asked further information re: how too work on the <text:tab/><text:tab/><text:tab/>process.<text:tab/></text:p>
      <text:p text:style-name="Standard"><text:tab/><text:tab/>Baronial Encampment – separate consideration from Barony itself, not needed <text:tab/><text:tab/><text:tab/><text:tab/>immediately. Typically equipment is donated by members, not purchased by <text:tab/><text:tab/><text:tab/>Barony. Need to have places to store the equipment. Start slowly and add on as <text:tab/><text:tab/><text:tab/>feasible. Equipment needs to be available to the group/comes home from <text:s/><text:tab/><text:tab/><text:tab/>Pennsic if Owlsherst purchases the equipment.</text:p>
      <text:p text:style-name="Standard"><text:tab/>Gerhard – Hartshorndale reports need to have ducks in row before start the process</text:p>
      <text:p text:style-name="Standard">What about doing an unofficial poll/survey to gauge support in becoming a Barony?</text:p>
      <text:p text:style-name="Standard"><text:tab/>Are you a member of Owlsherst? <text:s text:c="5"/>Yes <text:s text:c="5"/>No</text:p>
      <text:p text:style-name="Standard"><text:tab/>Would you support the idea Owlsherst becoming a Barony? <text:s text:c="4"/>Yes <text:s text:c="3"/>Maybe/Not Sure <text:s text:c="4"/>No</text:p>
      <text:p text:style-name="Standard"><text:tab/>Why?</text:p>
      <text:p text:style-name="Standard"/>
      <text:p text:style-name="Standard"/>
      <text:p text:style-name="Standard"><text:tab/>Are you interested in attending a Town Hall to discuss this further? <text:s text:c="5"/>Yes <text:s text:c="4"/>No</text:p>
      <text:p text:style-name="Standard"><text:tab/></text:p>
      <text:p text:style-name="Standard"/>
      <text:p text:style-name="Standard"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yrconnell</meta:initial-creator>
    <meta:editing-cycles>1</meta:editing-cycles>
    <meta:creation-date>2019-09-07T14:16:00</meta:creation-date>
    <dc:date>2019-10-30T19:38:42.93</dc:date>
    <meta:editing-duration>PT21S</meta:editing-duration>
    <meta:generator>OpenOffice/4.1.6$Win32 OpenOffice.org_project/416m1$Build-9790</meta:generator>
    <meta:document-statistic meta:table-count="0" meta:image-count="0" meta:object-count="0" meta:page-count="3" meta:paragraph-count="59" meta:word-count="430" meta:character-count="284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